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b48cd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b48cd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5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6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X</text:span><text:span text:style-name="T5">I</text:span></text:p>
      <text:p text:style-name="P2"><text:span text:style-name="T6">Сквозь свет фонарика Александр вдруг увидел в снегу смутный силуэт. Бросившись к нему, он резко упал на колени, переворачивая парня на спину и приводя в чувства. </text:span></text:p>
      <text:p text:style-name="P2"><text:span text:style-name="T6">–Андрюха, очнись! – сказал крикнул Алехин, когда тот хрипло закашлялся и с трудом открыл глаза. </text:span></text:p>
      <text:p text:style-name="P2"><text:span text:style-name="T6">–Саша, – с недоумением произнес Андрей, все еще кашляя. </text:span></text:p>
      <text:p text:style-name="P2"><text:span text:style-name="T6">–Ты как? Что болит? </text:span></text:p>
      <text:p text:style-name="P2"><text:span text:style-name="T6">–Да вроде ничего. Я упал мягко, но головой саданулся об камень. Может сотрясение легкое. Идти смогу. Где наши? </text:span></text:p>
      <text:p text:style-name="P2"><text:span text:style-name="T6">–Они наверху. Сейчас ночь. Подниматься опасно. Предлагаю здесь развести костер и заночевать. </text:span></text:p>
      <text:p text:style-name="P2"><text:span text:style-name="T6">–Да. Пожалуй, ты прав. Так и поступим, – ответил Андрей, вставая. </text:span></text:p>
      <text:p text:style-name="P2"><text:span text:style-name="T6">В ближайший час неподалеку от уютного костра стояла палатка и молодые люди сидели с кружками чая, греясь и глядя на огонь. </text:span></text:p>
      <text:p text:style-name="P2"><text:span text:style-name="T6">–Почему ты вернулся за мной? Почему ты был уверен, что я жив? – спросил вдруг Андрей. </text:span></text:p>
      <text:p text:style-name="P2"><text:span text:style-name="T6">–А как же иначе? Ты мне друг, а друзей не бросают. Это было бы варварством оставить человека, с которым шел плечом к плечу где-то внизу. Ну и я никогда не забуду, как когда-то ты спас мне жизнь. </text:span></text:p>
      <text:p text:style-name="P2"><text:span text:style-name="T6">–Да что там. Мелочи. Не хотелось проходить мимо. Я еще тогда что-то в тебе увидел. И прав был, ведь как братья были друг другу все эти годы. А потом закрутилось и все, чуть ли не чужими стали. </text:span></text:p>
      <text:p text:style-name="P2"><text:span text:style-name="T6">–Да, ты прав. А жизнь то не так проста оказалась. И порой приходится делать выбор, жертвовать одним ради другого, – задумчиво сказал Александр, протягивая руки к костру. </text:span></text:p>
      <text:p text:style-name="P2"><text:soft-page-break/><text:span text:style-name="T6">–Ты прав. Но одно навсегда остается. И это настоящие друзья. Сейчас я скажу тебе одну вещь. Ты только ничего не подумай, Саш, но скажи честно, хорошо ли тебе с той, которую выбрал, на кого тратишь свое время и силы, перед кем готов упасть на колени? </text:span></text:p>
      <text:p text:style-name="P2"><text:span text:style-name="T6">–Знаешь, Андрюх, честно я сам уже не понимаю. Произошло много всего, и я не понимаю, нужно ли оно мне, верный ли я выбор сделал. Я как будто между льдом и пламенем. </text:span></text:p>
      <text:p text:style-name="P2"><text:span text:style-name="T6">–Так вот я и говорю тебе. Нужно ли тебе это? Я тоже так думал, увлекся одной, а потом осознал, что я теряю себя. Задавшись этим вопросом, я просто решил твердо сначала найти себя. Получить образование, поставить какие-то цели в жизни, свое место. Я тебе это говорю, как лучшему другу. Задумайся, сейчас можешь столько упустить, а потом жалеть будешь. Реши сначала для себя, нужно ли оно тебе, подумай, Саш. </text:span></text:p>
      <text:p text:style-name="P2"><text:span text:style-name="T6">–Спасибо тебе, Андрюх, за все спасибо. </text:span></text:p>
      <text:p text:style-name="P2"><text:span text:style-name="T6">–Да это тебе спасибо нужно говорить за то, что спас. Ладно, хватит о плохом. Доставай давай гитару. Она там вроде цела осталась, – усмехнулся тот. </text:span></text:p>
      <text:p text:style-name="P2"><text:span text:style-name="T6">Оставшаяся ночь прошла в песнях у костра. На утро Андрей и Александр поднялись наверх, нашли Виктора и Влада, после чего выдвинулись в сторону базы. Прошло еще пару дней. Весело разговаривая, друзья прощались, стоя у выхода из аэропорта. Через пару часов Александр уже сидел в машине, направляясь домой, где его ждала Алина. </text:span></text:p>
      <text:p text:style-name="P2"><text:span text:style-name="T6">Выйдя из дверей лифта, Алехин подошел к своей квартире и, щелкнув ключом в замке, переступил порог. Скинув с плеч рюкзак и повесив </text:span><text:soft-page-break/><text:span text:style-name="T6">куртку, Александр снял ботинки и проследовал в комнату. Алина сидела в кресле, глядя в телефон. </text:span></text:p>
      <text:p text:style-name="P2"><text:span text:style-name="T6">–Приехал наконец-то! – недовольно сказала она, не поднимая взгляда. </text:span></text:p>
      <text:p text:style-name="P2"><text:span text:style-name="T6">–И тебе добрый день и спасибо за теплый прием, – ответил Александр. </text:span></text:p>
      <text:p text:style-name="P2"><text:span text:style-name="T6">–Не тебе тут сарказмами кидаться! Ты ничего мне сказать не хочешь?! – проговорила резко девушка, убирая телефон и прожигая Алехина взглядом, полным недовольства и укора. </text:span></text:p>
      <text:p text:style-name="P2"><text:span text:style-name="T6">–Я не понимаю, что такого произошло и чем это ты так недовольна, – сохраняя спокойствие, продолжал Александр. </text:span></text:p>
      <text:p text:style-name="P2"><text:span text:style-name="T6">–А, ну то есть для тебя нормально оставить девушку одну, улететь непонятно куда, не отвечать ни на одно сообщение, ни на звонок. Да еще и прилетел через непонятно сколько вместо обещанных трех дней. На секунду, у нас выпускной через пару дней. Или ты уже забыл об этом? Проект защищала я одна, ты фактически бросил меня! Ты думаешь, что жить с девушкой это тоже самое, что и одному? Нет, Александр, нет! Ты должен теперь отдать себя ей, ты должен делать для нее все! Носить на руках, в ноги ей падать. Твои интересы должны быть на заднем плане по сравнению с интересами девушки. Не думай, что все так будет просто! Забудь собственное «я», теперь есть только «мы»! Ты подло поступил со мной, заставил плакать несколько дней, бросил одну со всеми проблемами! А если бы ты еще и на выпускной не прилетел?! Или ты забыл, что этот год последний и что мы сдаем проекты уже в феврале? </text:span></text:p>
      <text:p text:style-name="P2"><text:span text:style-name="T6">–Ты даже не спросила, что произошло, а уже винишь меня, – начал было тот.</text:span></text:p>
      <text:p text:style-name="P2"><text:soft-page-break/><text:span text:style-name="T6">–Что бы у тебя там не произошло, это не давало права тебе поступать так! </text:span></text:p>
      <text:p text:style-name="P2"><text:span text:style-name="T6">–Хорошо, Алина, прости, за то, что я поступил так. Я обязательно исправлюсь к нашему выпускному. Все равно нам не нужны на нем плохие эмоции. </text:span></text:p>
      <text:p text:style-name="P2"><text:span text:style-name="T6">–Я то подумаю! А ты подумай о своем поведении! – сказала девушка и, схватив пальто, громко хлопнула дверью. </text:span></text:p>
      <text:p text:style-name="P2"><text:span text:style-name="T6">Александр упал в кресло, смеясь. «А нужно ли оно тебе?» – застыла в его голове фраза Андрея. Встав, Алехин налил стакан воды и, выпив его залпом, вернулся в кресло, где вскоре задремал. Все было позади, программа ускоренного обучения была пройдена им и впереди оставался выпускной, после которого Алехину предстояло сделать свой будущий выбор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34:04.573000000</meta:creation-date>
    <dc:date>2022-05-15T20:34:25.482000000</dc:date>
    <meta:editing-duration>PT21S</meta:editing-duration>
    <meta:editing-cycles>1</meta:editing-cycles>
    <meta:document-statistic meta:table-count="0" meta:image-count="0" meta:object-count="0" meta:page-count="4" meta:paragraph-count="30" meta:word-count="824" meta:character-count="4969" meta:non-whitespace-character-count="4134"/>
    <meta:generator>LibreOffice/7.2.2.2$Windows_X86_64 LibreOffice_project/02b2acce88a210515b4a5bb2e46cbfb63fe97d56</meta:generator>
  </office:meta>
</office:document-meta>
</file>